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Arial" style:font-name-complex="Arial" fo:font-weight="bold" style:font-weight-asian="bold" fo:font-style="italic" style:font-style-asian="italic" fo:font-size="14pt" style:font-size-asian="14pt" style:font-size-complex="14pt" fo:language="pl" fo:country="PL"/>
    </style:style>
    <style:style style:name="P3" style:parent-style-name="Обычный" style:family="paragraph">
      <style:text-properties style:font-name="Arial" style:font-name-complex="Arial" fo:language="uk" fo:country="UA"/>
    </style:style>
    <style:style style:name="T4" style:parent-style-name="Основнойшрифтабзаца" style:family="text">
      <style:text-properties style:font-name="Arial" style:font-name-complex="Arial" fo:language="pl" fo:country="PL"/>
    </style:style>
    <style:style style:name="T5" style:parent-style-name="Основнойшрифтабзаца" style:family="text">
      <style:text-properties style:font-name="Arial" style:font-name-complex="Arial" fo:color="#0D0D0D" fo:background-color="#FFFFFF" fo:language="pl" fo:country="PL"/>
    </style:style>
    <style:style style:name="T6" style:parent-style-name="Основнойшрифтабзаца" style:family="text">
      <style:text-properties style:font-name="Arial" style:font-name-complex="Arial" fo:color="#0D0D0D" fo:background-color="#FFFFFF" fo:language="uk" fo:country="UA"/>
    </style:style>
    <style:style style:name="P7" style:parent-style-name="Обычный" style:family="paragraph">
      <style:text-properties style:font-name="Arial" style:font-name-complex="Arial" fo:color="#0D0D0D" fo:background-color="#FFFFFF" fo:language="pl" fo:country="PL"/>
    </style:style>
    <style:style style:name="P8" style:parent-style-name="Обычный" style:family="paragraph">
      <style:text-properties style:font-name="Arial" style:font-name-complex="Arial" fo:color="#0D0D0D" fo:background-color="#FFFFFF" fo:language="pl" fo:country="PL"/>
    </style:style>
    <style:style style:name="P9" style:parent-style-name="Обычный" style:family="paragraph">
      <style:text-properties style:font-name="Arial" style:font-name-complex="Arial" fo:color="#0D0D0D" fo:background-color="#FFFFFF" fo:language="pl" fo:country="PL"/>
    </style:style>
    <style:style style:name="P10" style:parent-style-name="Обычный" style:family="paragraph">
      <style:text-properties style:font-name="Arial" style:font-name-complex="Arial" fo:color="#0D0D0D" fo:background-color="#FFFFFF" fo:language="pl" fo:country="PL"/>
    </style:style>
    <style:style style:name="P11" style:parent-style-name="Обычный" style:family="paragraph">
      <style:text-properties style:font-name="Arial" style:font-name-complex="Arial" fo:color="#0D0D0D" fo:background-color="#FFFFFF" fo:language="pl" fo:country="PL"/>
    </style:style>
    <style:style style:name="P12" style:parent-style-name="Обычный" style:family="paragraph">
      <style:text-properties style:font-name="Arial" style:font-name-complex="Arial" fo:color="#0D0D0D" fo:background-color="#FFFFFF" fo:language="pl" fo:country="PL"/>
    </style:style>
    <style:style style:name="P13" style:parent-style-name="Обычный" style:family="paragraph">
      <style:text-properties style:font-name="Arial" style:font-name-complex="Arial" fo:color="#0D0D0D" fo:background-color="#FFFFFF" fo:language="pl" fo:country="PL"/>
    </style:style>
    <style:style style:name="T14" style:parent-style-name="Основнойшрифтабзаца" style:family="text">
      <style:text-properties style:font-name="Arial" style:font-name-complex="Arial" fo:font-style="italic" style:font-style-asian="italic" fo:color="#0D0D0D" fo:background-color="#FFFFFF" fo:language="pl" fo:country="PL"/>
    </style:style>
    <style:style style:name="P15" style:parent-style-name="Обычный" style:family="paragraph">
      <style:text-properties fo:language="pl" fo:country="PL"/>
    </style:style>
  </office:automatic-styles>
  <office:body>
    <office:text text:use-soft-page-breaks="true">
      <text:p text:style-name="P1"><text:span text:style-name="T2">System zarządzania <text:s/>stroną internetową do Filmowego Streamingu</text:span></text:p>
      <text:p text:style-name="P3"/>
      <text:p text:style-name="Обычный"><text:span text:style-name="T4">Firma “Cinemascissors” zajmuje się tworzeniem i zarządzaniem stron internetowych.<text:s/></text:span><text:span text:style-name="T5">Teraz wchodzi na rynek z nowym projektem „Cinemawave” - platformą internetową do filmowego streamingu</text:span><text:span text:style-name="T6">.</text:span></text:p>
      <text:p text:style-name="P7">Szkielet(Struktura) organizacyjny firmy wygląda w taki sposób: Dział Marketingu, Dział obsługi użytkowników, Dział tworzenia interfejsu użytkownika, Dział Obslugi Technicznej strony internetowej, Dział Moderatorów, Dział aktualizacji danych, Dział Finansowy.</text:p>
      <text:p text:style-name="P8">Pracownicy działu marketingu są odpowiedzialni za promocję platformy, kampanie reklamowe oraz badania rynku i przyciągnięcie nowych użytkowników.</text:p>
      <text:p text:style-name="P9">Dział obsługi użytkowników zajmuje się przyjmowaniem zgłoszeń od użytkowników dotyczących problemów technicznych, pytań i sugestii. Pracownicy tego działu reagują na zgłoszenia, udzielają wsparcia użytkownikom i zapewniają wysoką jakość obsługi klienta. Ich celem jest zapewnienie, aby wszyscy użytkownicy mieli pozytywne doświadczenia z korzystania z platformy.</text:p>
      <text:p text:style-name="P10">Dział tworzenia interfejsu użytkownika jest odpowiedzialny za projektowanie intuicyjnego i atrakcyjnego interfejsu użytkownika platformy.</text:p>
      <text:p text:style-name="P11">Dział Obslugi Technicznej: ten dział zapewnia niezawodność i bezpieczeństwo działania platformy. Pracownicy monitorują działanie serwerów, rozwiązują problemy techniczne oraz dbają o optymalizację wydajności strony internetowej.</text:p>
      <text:p text:style-name="P12">Dział aktualizacji danych jest odpowiedzialny za regularne aktualizacje informacji na platformie, takie jak dodawanie nowych filmów, aktualizacja opisów, plakatów, ocen oraz informacji o dostępności filmów.</text:p>
      <text:p text:style-name="P13">Dział Finansowy zarządza płatnościami użytkowników za dostęp do filmów. Pobiera opłaty za zakup filmów oraz monitoruje transakcje. Ponadto, zajmuje się rozliczeniami z producentami filmowymi za umieszczanie ich filmów na platformie.</text:p>
      <text:p text:style-name="Обычный"><text:span text:style-name="T14">Platforma „Cinemawave” oferuje szeroki wybór filmów do zakupu i strumieniowego oglądania, zapewniając użytkownikom wygodę, jakość i różnorodność.</text:span></text:p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Пользователь Windows</meta:initial-creator>
    <dc:creator>Пользователь Windows</dc:creator>
    <meta:creation-date>2024-04-04T18:57:00Z</meta:creation-date>
    <dc:date>2024-04-04T18:58:00Z</dc:date>
    <meta:template xlink:href="Normal" xlink:type="simple"/>
    <meta:editing-cycles>2</meta:editing-cycles>
    <meta:editing-duration>PT60S</meta:editing-duration>
    <meta:document-statistic meta:page-count="1" meta:paragraph-count="3" meta:word-count="294" meta:character-count="1968" meta:row-count="13" meta:non-whitespace-character-count="1677"/>
  </office:meta>
</office:document-meta>
</file>